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718" officeooo:paragraph-rsid="001ad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s: William Hammond, Harry Longw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45:33.922369149</meta:creation-date>
    <dc:date>2015-11-16T13:46:33.648055473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40" meta:non-whitespace-character-count="36"/>
    <meta:generator>LibreOffice/4.2.8.2$Linux_X86_64 LibreOffice_project/420m0$Build-2</meta:generator>
  </office:meta>
</office:document-meta>
</file>